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9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Установка 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5" table:number-rows-spanned="2">
            <text:p>Установка 1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covered-table-cell table:number-columns-repeated="5"/>
          <table:table-cell table:number-columns-repeated="1018"/>
        </table:table-row>
        <table:table-row table:style-name="ro2">
          <table:table-cell/>
          <table:table-cell table:style-name="ce3" office:value-type="string">
            <text:p>n</text:p>
          </table:table-cell>
          <table:table-cell table:style-name="ce3" office:value-type="string">
            <text:p>L</text:p>
          </table:table-cell>
          <table:table-cell table:style-name="ce3" office:value-type="string">
            <text:p>Погр. L</text:p>
          </table:table-cell>
          <table:table-cell table:style-name="ce3" office:value-type="string">
            <text:p>f</text:p>
          </table:table-cell>
          <table:table-cell table:style-name="ce3" office:value-type="string">
            <text:p>Погр. f <text:s/>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number-columns-repeated="2" table:style-name="ce3" office:value-type="string">
            <text:p>см</text:p>
          </table:table-cell>
          <table:table-cell table:number-columns-repeated="2" table:style-name="ce3" office:value-type="string">
            <text:p>Гц</text:p>
          </table:table-cell>
          <table:table-cell table:number-columns-repeated="1018"/>
        </table:table-row>
        <table:table-row table:style-name="ro1" table:number-rows-repeated="27">
          <table:table-cell/>
          <table:table-cell table:style-name="ce4" table:number-columns-repeated="5"/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становка 2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5" table:number-rows-spanned="2">
            <text:p>Установка 2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covered-table-cell table:number-columns-repeated="5"/>
          <table:table-cell table:number-columns-repeated="1018"/>
        </table:table-row>
        <table:table-row table:style-name="ro1">
          <table:table-cell/>
          <table:table-cell table:style-name="ce3" office:value-type="string">
            <text:p>n</text:p>
          </table:table-cell>
          <table:table-cell table:style-name="ce3" office:value-type="string">
            <text:p>f</text:p>
          </table:table-cell>
          <table:table-cell table:style-name="ce3" office:value-type="string">
            <text:p>погр. f 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погр. T 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number-columns-repeated="2" table:style-name="ce3" office:value-type="string">
            <text:p>Гц</text:p>
          </table:table-cell>
          <table:table-cell table:style-name="ce3" office:value-type="string">
            <text:p>гр. цельсия</text:p>
          </table:table-cell>
          <table:table-cell table:style-name="ce3" office:value-type="string">
            <text:p>гр. цельсия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51">
            <text:p>25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5.4">
            <text:p>25,4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478">
            <text:p>47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5.4">
            <text:p>25,4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710">
            <text:p>71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5.4">
            <text:p>25,4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4" office:value-type="float" office:value="935">
            <text:p>93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5.4">
            <text:p>25,4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office:value-type="float" office:value="1167">
            <text:p>116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5.4">
            <text:p>25,4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4" office:value-type="float" office:value="1398">
            <text:p>139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5.4">
            <text:p>25,4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office:value-type="float" office:value="1166">
            <text:p>116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5.4">
            <text:p>25,4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4" office:value-type="float" office:value="936">
            <text:p>93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5.4">
            <text:p>25,4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706">
            <text:p>70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5.4">
            <text:p>25,4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479">
            <text:p>47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5.4">
            <text:p>25,4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51">
            <text:p>25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5.4">
            <text:p>25,4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53">
            <text:p>25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2.1">
            <text:p>32,1</text:p>
          </table:table-cell>
          <table:table-cell table:style-name="ce3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483">
            <text:p>48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2.1">
            <text:p>32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714">
            <text:p>71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2.1">
            <text:p>32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4" office:value-type="float" office:value="946">
            <text:p>94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2.1">
            <text:p>32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office:value-type="float" office:value="1178">
            <text:p>117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2.1">
            <text:p>32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4" office:value-type="float" office:value="1413">
            <text:p>141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2.1">
            <text:p>32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office:value-type="float" office:value="1178">
            <text:p>117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2.1">
            <text:p>32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4" office:value-type="float" office:value="946">
            <text:p>94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2.1">
            <text:p>32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712">
            <text:p>71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2.1">
            <text:p>32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484">
            <text:p>48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2.1">
            <text:p>32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54">
            <text:p>2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2.1">
            <text:p>32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57">
            <text:p>25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490">
            <text:p>49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721">
            <text:p>72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4" office:value-type="float" office:value="956">
            <text:p>95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office:value-type="float" office:value="1192">
            <text:p>119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4" office:value-type="float" office:value="1429">
            <text:p>142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office:value-type="float" office:value="1191">
            <text:p>119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4" office:value-type="float" office:value="956">
            <text:p>95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721">
            <text:p>72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491">
            <text:p>49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57">
            <text:p>2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59">
            <text:p>25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6.1">
            <text:p>46,1</text:p>
          </table:table-cell>
          <table:table-cell table:style-name="ce3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496">
            <text:p>4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6.1">
            <text:p>46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729">
            <text:p>72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6.1">
            <text:p>46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6.1">
            <text:p>46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office:value-type="float" office:value="1205">
            <text:p>120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6.1">
            <text:p>46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4" office:value-type="float" office:value="1444">
            <text:p>144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6.1">
            <text:p>46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office:value-type="float" office:value="1205">
            <text:p>120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6.1">
            <text:p>46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6.1">
            <text:p>46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729">
            <text:p>72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6.1">
            <text:p>46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495">
            <text:p>49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6.1">
            <text:p>46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60">
            <text:p>26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6.1">
            <text:p>46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62">
            <text:p>26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3.1">
            <text:p>53,1</text:p>
          </table:table-cell>
          <table:table-cell table:style-name="ce3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3.1">
            <text:p>53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737">
            <text:p>73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53.1">
            <text:p>53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4" office:value-type="float" office:value="976">
            <text:p>97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53.1">
            <text:p>53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office:value-type="float" office:value="1218">
            <text:p>121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53.1">
            <text:p>53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4" office:value-type="float" office:value="1462">
            <text:p>146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53.1">
            <text:p>53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office:value-type="float" office:value="1218">
            <text:p>121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53.1">
            <text:p>53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4" office:value-type="float" office:value="976">
            <text:p>97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53.1">
            <text:p>53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office:value-type="float" office:value="738">
            <text:p>73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53.1">
            <text:p>53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3.1">
            <text:p>53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62">
            <text:p>26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3.1">
            <text:p>53,1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64">
            <text:p>26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745">
            <text:p>74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office:value-type="float" office:value="1231">
            <text:p>123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4" office:value-type="float" office:value="1474">
            <text:p>147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office:value-type="float" office:value="1230">
            <text:p>123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office:value-type="float" office:value="746">
            <text:p>74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64">
            <text:p>2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/>
          <table:table-cell table:style-name="ce3" table:number-columns-repeated="5"/>
          <table:table-cell table:number-columns-repeated="1018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Обработка" table:style-name="ta1" table:print-ranges="Обработка.A3:Обработка.C13">
        <table:table-column table:style-name="co2" table:number-columns-repeated="3" table:default-cell-style-name="ce5"/>
        <table:table-column table:style-name="co1" table:number-columns-repeated="1021" table:default-cell-style-name="ce1"/>
        <table:table-row table:style-name="ro1" table:number-rows-repeated="2">
          <table:table-cell table:number-columns-repeated="1024"/>
        </table:table-row>
        <table:table-row table:style-name="ro3">
          <table:table-cell table:style-name="ce6" office:value-type="string">
            <text:p>Температура (Т)</text:p>
          </table:table-cell>
          <table:table-cell table:style-name="ce6" office:value-type="string">
            <text:p>Коэф. Наклона</text:p>
          </table:table-cell>
          <table:table-cell table:style-name="ce6" office:value-type="string">
            <text:p>Скор. Звука (с)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град. Цельсия</text:p>
          </table:table-cell>
          <table:table-cell table:style-name="ce7" office:value-type="string">
            <text:p>Гц</text:p>
          </table:table-cell>
          <table:table-cell table:style-name="ce7" office:value-type="string">
            <text:p>м/c</text:p>
          </table:table-cell>
          <table:table-cell table:number-columns-repeated="1021"/>
        </table:table-row>
        <table:table-row table:style-name="ro1">
          <table:table-cell table:style-name="ce6" office:value-type="string" table:number-columns-spanned="3" table:number-rows-spanned="1">
            <text:p>Погрешность</text:p>
          </table:table-cell>
          <table:covered-table-cell table:number-columns-repeated="2" table:style-name="ce7"/>
          <table:table-cell table:number-columns-repeated="1021"/>
        </table:table-row>
        <table:table-row table:style-name="ro1">
          <table:table-cell table:style-name="ce7" office:value-type="float" office:value="0.1">
            <text:p>0,1</text:p>
          </table:table-cell>
          <table:table-cell table:style-name="ce7" office:value-type="float" office:value="1.4">
            <text:p>1,4</text:p>
          </table:table-cell>
          <table:table-cell table:style-name="ce8" office:value-type="percentage" office:value="0.007">
            <text:p>0,7%</text:p>
          </table:table-cell>
          <table:table-cell table:number-columns-repeated="1021"/>
        </table:table-row>
        <table:table-row table:style-name="ro1">
          <table:table-cell table:style-name="ce6" office:value-type="string" table:number-columns-spanned="3" table:number-rows-spanned="1">
            <text:p>Данные</text:p>
          </table:table-cell>
          <table:covered-table-cell table:number-columns-repeated="2" table:style-name="ce7"/>
          <table:table-cell table:number-columns-repeated="1021"/>
        </table:table-row>
        <table:table-row table:style-name="ro1">
          <table:table-cell table:style-name="ce7" office:value-type="float" office:value="25.1">
            <text:p>25,1</text:p>
          </table:table-cell>
          <table:table-cell table:style-name="ce7" office:value-type="float" office:value="228.60649">
            <text:p>228,6</text:p>
          </table:table-cell>
          <table:table-cell table:style-name="ce9" table:formula="of:=[.B8]*2*0.74" office:value-type="float" office:value="338.3376052">
            <text:p>338</text:p>
          </table:table-cell>
          <table:table-cell table:number-columns-repeated="1021"/>
        </table:table-row>
        <table:table-row table:style-name="ro1">
          <table:table-cell table:style-name="ce7" office:value-type="float" office:value="32.1">
            <text:p>32,1</text:p>
          </table:table-cell>
          <table:table-cell table:style-name="ce7" office:value-type="float" office:value="230.9754">
            <text:p>231,0</text:p>
          </table:table-cell>
          <table:table-cell table:style-name="ce9" table:formula="of:=[.B9]*2*0.74" office:value-type="float" office:value="341.843592">
            <text:p>342</text:p>
          </table:table-cell>
          <table:table-cell table:number-columns-repeated="1021"/>
        </table:table-row>
        <table:table-row table:style-name="ro1">
          <table:table-cell table:style-name="ce7" office:value-type="float" office:value="39">
            <text:p>39,0</text:p>
          </table:table-cell>
          <table:table-cell table:style-name="ce7" office:value-type="float" office:value="233.59481">
            <text:p>233,6</text:p>
          </table:table-cell>
          <table:table-cell table:style-name="ce9" table:formula="of:=[.B10]*2*0.74" office:value-type="float" office:value="345.7203188">
            <text:p>346</text:p>
          </table:table-cell>
          <table:table-cell table:number-columns-repeated="1021"/>
        </table:table-row>
        <table:table-row table:style-name="ro1">
          <table:table-cell table:style-name="ce7" office:value-type="float" office:value="46.1">
            <text:p>46,1</text:p>
          </table:table-cell>
          <table:table-cell table:style-name="ce7" office:value-type="float" office:value="236.19041">
            <text:p>236,2</text:p>
          </table:table-cell>
          <table:table-cell table:style-name="ce9" table:formula="of:=[.B11]*2*0.74" office:value-type="float" office:value="349.5618068">
            <text:p>350</text:p>
          </table:table-cell>
          <table:table-cell table:number-columns-repeated="1021"/>
        </table:table-row>
        <table:table-row table:style-name="ro1">
          <table:table-cell table:style-name="ce7" office:value-type="float" office:value="53.1">
            <text:p>53,1</text:p>
          </table:table-cell>
          <table:table-cell table:style-name="ce7" office:value-type="float" office:value="238.91766">
            <text:p>238,9</text:p>
          </table:table-cell>
          <table:table-cell table:style-name="ce9" table:formula="of:=[.B12]*2*0.74" office:value-type="float" office:value="353.5981368">
            <text:p>354</text:p>
          </table:table-cell>
          <table:table-cell table:number-columns-repeated="1021"/>
        </table:table-row>
        <table:table-row table:style-name="ro1">
          <table:table-cell table:style-name="ce7" office:value-type="float" office:value="60">
            <text:p>60,0</text:p>
          </table:table-cell>
          <table:table-cell table:style-name="ce7" office:value-type="float" office:value="241.82498">
            <text:p>241,8</text:p>
          </table:table-cell>
          <table:table-cell table:style-name="ce9" table:formula="of:=[.B13]*2*0.74" office:value-type="float" office:value="357.9009704">
            <text:p>358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percentage-style style:name="N110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17.05.2018</text:date>, <text:time>20:15:5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ртем Петров</meta:initial-creator>
    <meta:creation-date>2018-04-25T13:39:53.17</meta:creation-date>
    <meta:generator>OpenOffice/4.1.5$Win32 OpenOffice.org_project/415m1$Build-9789</meta:generator>
    <dc:date>2018-05-17T20:15:58.41</dc:date>
    <dc:creator>Артем Петров</dc:creator>
    <meta:editing-duration>P2DT2H39M6S</meta:editing-duration>
    <meta:editing-cycles>7</meta:editing-cycles>
    <meta:document-statistic meta:table-count="3" meta:cell-count="379" meta:object-count="0"/>
  </office:meta>
</office:document-meta>
</file>